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CRA NINA ALEX AMILCA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01949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372335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UCRA NINA ALEX AMILC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194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ONZALES QUISPE, NOEMI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8361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3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1/2021</text:p>
          </table:table-cell>
          <table:table-cell table:style-name="Tabla2.A2" office:value-type="string">
            <text:p text:style-name="P7">57028356</text:p>
          </table:table-cell>
          <table:table-cell table:style-name="Tabla2.A2" office:value-type="string">
            <text:p text:style-name="P7">31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7T16:43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